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5.826cm"/>
    </style:style>
    <style:style style:name="co5" style:family="table-column">
      <style:table-column-properties fo:break-before="auto" style:column-width="4.1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ffcc00" style:text-align-source="fix" style:repeat-content="false"/>
      <style:paragraph-properties fo:text-align="start" fo:margin-left="0cm"/>
      <style:text-properties style:text-underline-style="none"/>
    </style:style>
    <style:style style:name="ce8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ce4"/>
        <table:table-column table:style-name="co5" table:number-columns-repeated="2" table:default-cell-style-name="ce1"/>
        <table:table-column table:style-name="co5" table:number-columns-repeated="4" table:default-cell-style-name="Default"/>
        <table:table-row table:style-name="ro1">
          <table:table-cell table:style-name="ce1" office:value-type="string">
            <text:p>Paket</text:p>
          </table:table-cell>
          <table:table-cell table:style-name="ce3" office:value-type="string">
            <text:p>Klasse</text:p>
          </table:table-cell>
          <table:table-cell office:value-type="string">
            <text:p>Person</text:p>
          </table:table-cell>
          <table:table-cell office:value-type="string">
            <text:p>Fertigstellungsdatum</text:p>
          </table:table-cell>
          <table:table-cell/>
          <table:table-cell table:style-name="ce1" office:value-type="string">
            <text:p>Legend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Debugger</text:p>
          </table:table-cell>
          <table:table-cell office:value-type="string">
            <text:p>Subject</text:p>
          </table:table-cell>
          <table:table-cell table:number-columns-repeated="3"/>
          <table:table-cell table:style-name="ce8" office:value-type="string">
            <text:p>Grau 2</text:p>
          </table:table-cell>
          <table:table-cell office:value-type="string">
            <text:p>Nicht begonnen</text:p>
          </table:table-cell>
          <table:table-cell/>
        </table:table-row>
        <table:table-row table:style-name="ro2">
          <table:table-cell/>
          <table:table-cell office:value-type="string">
            <text:p>DebugLogicFacade</text:p>
          </table:table-cell>
          <table:table-cell table:number-columns-repeated="3"/>
          <table:table-cell table:style-name="ce9" office:value-type="string">
            <text:p>Orange 1</text:p>
          </table:table-cell>
          <table:table-cell office:value-type="string">
            <text:p>Begonnen</text:p>
          </table:table-cell>
          <table:table-cell/>
        </table:table-row>
        <table:table-row table:style-name="ro2">
          <table:table-cell/>
          <table:table-cell office:value-type="string">
            <text:p>ProgramInput</text:p>
          </table:table-cell>
          <table:table-cell table:number-columns-repeated="3"/>
          <table:table-cell table:style-name="ce10" office:value-type="string">
            <text:p>Gelbgrün</text:p>
          </table:table-cell>
          <table:table-cell office:value-type="string">
            <text:p>Beendet</text:p>
          </table:table-cell>
          <table:table-cell/>
        </table:table-row>
        <table:table-row table:style-name="ro2">
          <table:table-cell/>
          <table:table-cell office:value-type="string">
            <text:p>Breakpoint</text:p>
          </table:table-cell>
          <table:table-cell table:number-columns-repeated="3"/>
          <table:table-cell table:style-name="ce11" office:value-type="string">
            <text:p>Grün 3</text:p>
          </table:table-cell>
          <table:table-cell office:value-type="string">
            <text:p>Getestet</text:p>
          </table:table-cell>
          <table:table-cell/>
        </table:table-row>
        <table:table-row table:style-name="ro2">
          <table:table-cell/>
          <table:table-cell office:value-type="string">
            <text:p>StepSizeSuggesti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nputValueSuggesti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lationalSuggestion</text:p>
          </table:table-cell>
          <table:table-cell table:number-columns-repeated="3"/>
          <table:table-cell office:value-type="string">
            <text:p>Obige Zellen kopieren und auf der gewünschten Klasse so vorgehen: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impleInputSuggestion</text:p>
          </table:table-cell>
          <table:table-cell table:number-columns-repeated="3"/>
          <table:table-cell office:value-type="string">
            <text:p>1. rechtsklick inhalte einfüge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impleRelationalSuggestion</text:p>
          </table:table-cell>
          <table:table-cell table:number-columns-repeated="3"/>
          <table:table-cell office:value-type="string">
            <text:p>2. nur formate auswähle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impleInputSuggestion</text:p>
          </table:table-cell>
          <table:table-cell table:number-columns-repeated="3"/>
          <table:table-cell office:value-type="string">
            <text:p>3. Ok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6"/>
        </table:table-row>
        <table:table-row table:style-name="ro2">
          <table:table-cell office:value-type="string">
            <text:p>Interpreter</text:p>
          </table:table-cell>
          <table:table-cell office:value-type="string">
            <text:p>GenerationController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mmandGenerationVisitor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cop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mmand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rrayDeclarati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rrayDeclerationAssignmen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rrayElementAssignmen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outineCall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turnCommand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clarati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clarationAssignmen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ssignmen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WhileCommand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fCommand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fElseCommand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outineCommand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yp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rac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raceIterator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raceStat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raceStatePositi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nditionalBreakpoin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WatchExpressi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copeTupl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ermGenerationVisito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er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rrayAccessRelationalTer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rrayAccessTer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ariableRelationalTer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ariableTer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nstantTer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egativeTer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inaryArithmeticTer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ermValu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loatValu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ntValu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ongValu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oubleValu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harValu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ooleanValu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rrayValu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dditionTer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ubstractionTer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ultiplicationTer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ivisionTer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duloTer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otConditi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inaryConditi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rConditi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ndConditi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mparis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reEqualComparisi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essEqualComparis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reComparis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essComparis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qualComparis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otEqualComparison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6"/>
        </table:table-row>
        <table:table-row table:style-name="ro2">
          <table:table-cell office:value-type="string">
            <text:p>DL.Exceptions</text:p>
          </table:table-cell>
          <table:table-cell office:value-type="string">
            <text:p>DibuggerLogicException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ariableNotFoundExcepti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outineNotFoundExcept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issingReturnCallExcepti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nvalidProgramExcepti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WrongArgumentExcepti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WrongTypeArgumentExcepti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WrongNumberArgumentExcepti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eturnTypeExcepti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WrongTypeAssignmentExceptio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readyDeclaredException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6"/>
        </table:table-row>
        <table:table-row table:style-name="ro2">
          <table:table-cell office:value-type="string">
            <text:p>Control</text:p>
          </table:table-cell>
          <table:table-cell office:value-type="string">
            <text:p>ControlFacad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xceptionHandler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leHandlerInteractor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bugLogicController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6"/>
        </table:table-row>
        <table:table-row table:style-name="ro2">
          <table:table-cell office:value-type="string">
            <text:p>UI</text:p>
          </table:table-cell>
          <table:table-cell office:value-type="string">
            <text:p>GUIFacad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ainInterface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buggerPopU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rrorPopU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ecisionPopU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rrayValuePopU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VariableSuggestionPopU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ExpressionPanel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mmandPanel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rogramPanel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WatchExpressionPanel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ndBreakpointPa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6"/>
        </table:table-row>
        <table:table-row table:style-name="ro2">
          <table:table-cell office:value-type="string">
            <text:p>FH.Facade</text:p>
          </table:table-cell>
          <table:table-cell table:style-name="ce6" office:value-type="string">
            <text:p>FileHandlerFacade</text:p>
          </table:table-cell>
          <table:table-cell office:value-type="string">
            <text:p>Pascal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PropertiesFile</text:p>
          </table:table-cell>
          <table:table-cell office:value-type="string">
            <text:p>Pascal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ConfigurationFile</text:p>
          </table:table-cell>
          <table:table-cell office:value-type="string">
            <text:p>Pascal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LanguageFile</text:p>
          </table:table-cell>
          <table:table-cell office:value-type="string">
            <text:p>Pascal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PropertiesFileReader</text:p>
          </table:table-cell>
          <table:table-cell office:value-type="string">
            <text:p>Pascal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DBFileReader</text:p>
          </table:table-cell>
          <table:table-cell office:value-type="string">
            <text:p>Pascal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DBFileWriter</text:p>
          </table:table-cell>
          <table:table-cell office:value-type="string">
            <text:p>Pascal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PropertiesFileWriter</text:p>
          </table:table-cell>
          <table:table-cell office:value-type="string">
            <text:p>Pascal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6"/>
        </table:table-row>
        <table:table-row table:style-name="ro2">
          <table:table-cell office:value-type="string">
            <text:p>FH.RDBF</text:p>
          </table:table-cell>
          <table:table-cell table:style-name="ce6" office:value-type="string">
            <text:p>RDBFPropReader</text:p>
          </table:table-cell>
          <table:table-cell office:value-type="string">
            <text:p>Pascal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RDBFDBReader</text:p>
          </table:table-cell>
          <table:table-cell office:value-type="string">
            <text:p>Pascal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RDBFDBWriter</text:p>
          </table:table-cell>
          <table:table-cell office:value-type="string">
            <text:p>Pascal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RDBFPropWriter</text:p>
          </table:table-cell>
          <table:table-cell office:value-type="string">
            <text:p>Pascal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RDBFParser</text:p>
          </table:table-cell>
          <table:table-cell office:value-type="string">
            <text:p>Pascal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RDBFReader</text:p>
          </table:table-cell>
          <table:table-cell office:value-type="string">
            <text:p>Pascal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RDBFWriter</text:p>
          </table:table-cell>
          <table:table-cell office:value-type="string">
            <text:p>Pascal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RDBFFile</text:p>
          </table:table-cell>
          <table:table-cell office:value-type="string">
            <text:p>Pascal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RDBFAdditions</text:p>
          </table:table-cell>
          <table:table-cell office:value-type="string">
            <text:p>Pascal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RDBFBlock</text:p>
          </table:table-cell>
          <table:table-cell office:value-type="string">
            <text:p>Pascal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>
            <text:p>RDBFData</text:p>
          </table:table-cell>
          <table:table-cell office:value-type="string">
            <text:p>Pascal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number-columns-repeated="6"/>
        </table:table-row>
        <table:table-row table:style-name="ro2">
          <table:table-cell office:value-type="string">
            <text:p>FH.Excpetions</text:p>
          </table:table-cell>
          <table:table-cell table:style-name="ce7" office:value-type="string">
            <text:p>FileHandlerException</text:p>
          </table:table-cell>
          <table:table-cell office:value-type="string">
            <text:p>Pascal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>
            <text:p>LanguageNotFoundException</text:p>
          </table:table-cell>
          <table:table-cell office:value-type="string">
            <text:p>Pascal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>
            <text:p>ParseBlockException</text:p>
          </table:table-cell>
          <table:table-cell office:value-type="string">
            <text:p>Pascal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>
            <text:p>ParseAssignmentException</text:p>
          </table:table-cell>
          <table:table-cell office:value-type="string">
            <text:p>Pascal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>
            <text:p>InvalidLineTypeException</text:p>
          </table:table-cell>
          <table:table-cell office:value-type="string">
            <text:p>Pascal</text:p>
          </table:table-cell>
          <table:table-cell table:number-columns-repeated="5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9.01.2018</text:date>, <text:time>10:23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1:38:34.42</meta:creation-date>
    <dc:date>2018-01-09T10:23:27.57</dc:date>
    <meta:editing-duration>PT30M4S</meta:editing-duration>
    <meta:editing-cycles>10</meta:editing-cycles>
    <meta:generator>OpenOffice.org/3.4.1$Win32 OpenOffice.org_project/341m1$Build-9593</meta:generator>
    <meta:document-statistic meta:table-count="3" meta:cell-count="167" meta:object-count="0"/>
  </office:meta>
</office:document-meta>
</file>